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ellipse draw:style-name="gr1" draw:text-style-name="P2" xml:id="id1" draw:id="id1" draw:layer="layout" svg:width="4.209cm" svg:height="0.532cm" svg:x="2.235cm" svg:y="0.626cm">
          <text:p text:style-name="P1"><text:span text:style-name="T1">assignment statement</text:span></text:p>
        </draw:ellipse>
        <draw:ellipse draw:style-name="gr1" draw:text-style-name="P2" xml:id="id2" draw:id="id2" draw:layer="layout" svg:width="1.778cm" svg:height="0.532cm" svg:x="0.615cm" svg:y="4.891cm">
          <text:p text:style-name="P1"><text:span text:style-name="T1">identifier</text:span></text:p>
        </draw:ellipse>
        <draw:ellipse draw:style-name="gr1" draw:text-style-name="P2" xml:id="id5" draw:id="id5" draw:layer="layout" svg:width="2.081cm" svg:height="0.532cm" svg:x="3.793cm" svg:y="3.693cm">
          <text:p text:style-name="P1"><text:span text:style-name="T1">expression</text:span></text:p>
        </draw:ellipse>
        <draw:ellipse draw:style-name="gr1" draw:text-style-name="P2" xml:id="id10" draw:id="id10" draw:layer="layout" svg:width="2.081cm" svg:height="0.532cm" svg:x="7.825cm" svg:y="2.683cm">
          <text:p text:style-name="P1"><text:span text:style-name="T1">expression</text:span></text:p>
        </draw:ellipse>
        <draw:ellipse draw:style-name="gr1" draw:text-style-name="P2" xml:id="id7" draw:id="id7" draw:layer="layout" svg:width="2.081cm" svg:height="0.532cm" svg:x="6.507cm" svg:y="3.693cm">
          <text:p text:style-name="P1"><text:span text:style-name="T1">expression</text:span></text:p>
        </draw:ellipse>
        <draw:ellipse draw:style-name="gr1" draw:text-style-name="P2" xml:id="id12" draw:id="id12" draw:layer="layout" svg:width="2.081cm" svg:height="0.532cm" svg:x="9.409cm" svg:y="3.693cm">
          <text:p text:style-name="P1"><text:span text:style-name="T1">expression</text:span></text:p>
        </draw:ellipse>
        <draw:ellipse draw:style-name="gr1" draw:text-style-name="P2" xml:id="id4" draw:id="id4" draw:layer="layout" svg:width="2.081cm" svg:height="0.532cm" svg:x="5.225cm" svg:y="1.535cm">
          <text:p text:style-name="P1"><text:span text:style-name="T1">expression</text:span></text:p>
        </draw:ellipse>
        <draw:rect draw:style-name="gr2" draw:text-style-name="P2" xml:id="id16" draw:id="id16" draw:layer="layout" svg:width="1.44cm" svg:height="0.472cm" svg:x="0.784cm" svg:y="5.913cm">
          <text:p text:style-name="P1"><text:span text:style-name="T1">position</text:span></text:p>
        </draw:rect>
        <draw:rect draw:style-name="gr2" draw:text-style-name="P2" xml:id="id3" draw:id="id3" draw:layer="layout" svg:width="0.641cm" svg:height="0.472cm" svg:x="2.828cm" svg:y="5.913cm">
          <text:p text:style-name="P1"><text:span text:style-name="T1">:=</text:span></text:p>
        </draw:rect>
        <draw:ellipse draw:style-name="gr1" draw:text-style-name="P2" xml:id="id6" draw:id="id6" draw:layer="layout" svg:width="1.778cm" svg:height="0.532cm" svg:x="3.944cm" svg:y="4.891cm">
          <text:p text:style-name="P1"><text:span text:style-name="T1">identifier</text:span></text:p>
        </draw:ellipse>
        <draw:rect draw:style-name="gr2" draw:text-style-name="P2" draw:layer="layout" svg:width="1.44cm" svg:height="0.472cm" svg:x="4.113cm" svg:y="5.913cm">
          <text:p text:style-name="P1"><text:span text:style-name="T1">initial</text:span></text:p>
        </draw:rect>
        <draw:rect draw:style-name="gr2" draw:text-style-name="P2" xml:id="id13" draw:id="id13" draw:layer="layout" svg:width="0.641cm" svg:height="0.472cm" svg:x="5.792cm" svg:y="5.913cm">
          <text:p text:style-name="P1"><text:span text:style-name="T1">+</text:span></text:p>
        </draw:rect>
        <draw:rect draw:style-name="gr2" draw:text-style-name="P2" xml:id="id11" draw:id="id11" draw:layer="layout" svg:width="0.641cm" svg:height="0.472cm" svg:x="8.545cm" svg:y="5.913cm">
          <text:p text:style-name="P1"><text:span text:style-name="T1">*</text:span></text:p>
        </draw:rect>
        <draw:ellipse draw:style-name="gr1" draw:text-style-name="P2" xml:id="id8" draw:id="id8" draw:layer="layout" svg:width="1.778cm" svg:height="0.532cm" svg:x="6.658cm" svg:y="4.891cm">
          <text:p text:style-name="P1"><text:span text:style-name="T1">identifier</text:span></text:p>
        </draw:ellipse>
        <draw:ellipse draw:style-name="gr1" draw:text-style-name="P2" xml:id="id14" draw:id="id14" draw:layer="layout" svg:width="1.778cm" svg:height="0.532cm" svg:x="9.56cm" svg:y="4.891cm">
          <text:p text:style-name="P1"><text:span text:style-name="T1">number</text:span></text:p>
        </draw:ellipse>
        <draw:rect draw:style-name="gr2" draw:text-style-name="P2" xml:id="id9" draw:id="id9" draw:layer="layout" svg:width="1.44cm" svg:height="0.472cm" svg:x="6.827cm" svg:y="5.913cm">
          <text:p text:style-name="P1"><text:span text:style-name="T1">rate</text:span></text:p>
        </draw:rect>
        <draw:rect draw:style-name="gr2" draw:text-style-name="P2" xml:id="id15" draw:id="id15" draw:layer="layout" svg:width="0.641cm" svg:height="0.472cm" svg:x="10.129cm" svg:y="5.913cm">
          <text:p text:style-name="P1"><text:span text:style-name="T1">60</text:span></text:p>
        </draw:rect>
        <draw:connector draw:style-name="gr3" draw:text-style-name="P3" draw:layer="layout" draw:type="curve" svg:x1="4.339cm" svg:y1="1.158cm" svg:x2="1.504cm" svg:y2="4.891cm" draw:start-shape="id1" draw:start-glue-point="2" draw:end-shape="id2" draw:end-glue-point="0" svg:d="m4339 1158c0 2800-2835 934-2835 3733">
          <text:p/>
        </draw:connector>
        <draw:connector draw:style-name="gr3" draw:text-style-name="P3" draw:layer="layout" draw:type="curve" svg:x1="3.148cm" svg:y1="5.913cm" svg:x2="4.339cm" svg:y2="1.158cm" draw:start-shape="id3" draw:start-glue-point="0" draw:end-shape="id1" draw:end-glue-point="2" svg:d="m3148 5913c0-3565 1191-1188 1191-4755">
          <text:p/>
        </draw:connector>
        <draw:connector draw:style-name="gr3" draw:text-style-name="P3" draw:layer="layout" draw:type="curve" svg:x1="4.339cm" svg:y1="1.158cm" svg:x2="6.265cm" svg:y2="1.535cm" draw:start-shape="id1" draw:start-glue-point="2" draw:end-shape="id4" draw:end-glue-point="0" svg:d="m4339 1158c0 283 1926 95 1926 377">
          <text:p/>
        </draw:connector>
        <draw:connector draw:style-name="gr3" draw:text-style-name="P3" draw:layer="layout" draw:type="curve" svg:x1="6.265cm" svg:y1="2.067cm" svg:x2="4.833cm" svg:y2="3.693cm" draw:start-shape="id4" draw:start-glue-point="2" draw:end-shape="id5" draw:end-glue-point="0" svg:d="m6265 2067c0 1219-1432 407-1432 1626">
          <text:p/>
        </draw:connector>
        <draw:connector draw:style-name="gr3" draw:text-style-name="P3" draw:layer="layout" draw:type="curve" svg:x1="4.833cm" svg:y1="4.225cm" svg:x2="4.833cm" svg:y2="4.891cm" draw:start-shape="id5" draw:start-glue-point="2" draw:end-shape="id6" draw:end-glue-point="0" svg:d="m4833 4225v666">
          <text:p/>
        </draw:connector>
        <draw:connector draw:style-name="gr3" draw:text-style-name="P3" draw:layer="layout" draw:type="curve" svg:x1="4.833cm" svg:y1="5.423cm" svg:x2="4.824cm" svg:y2="5.743cm" draw:start-shape="id6" draw:start-glue-point="2" svg:d="m4833 5423c0 751-9 591-9 320">
          <text:p/>
        </draw:connector>
        <draw:connector draw:style-name="gr3" draw:text-style-name="P3" draw:layer="layout" draw:type="curve" svg:x1="7.547cm" svg:y1="4.225cm" svg:x2="7.547cm" svg:y2="4.891cm" draw:start-shape="id7" draw:start-glue-point="2" draw:end-shape="id8" draw:end-glue-point="0" svg:d="m7547 4225v666">
          <text:p/>
        </draw:connector>
        <draw:connector draw:style-name="gr3" draw:text-style-name="P3" draw:layer="layout" draw:type="curve" svg:x1="7.547cm" svg:y1="5.423cm" svg:x2="7.547cm" svg:y2="5.913cm" draw:start-shape="id8" draw:start-glue-point="2" draw:end-shape="id9" draw:end-glue-point="0" svg:d="m7547 5423v490">
          <text:p/>
        </draw:connector>
        <draw:connector draw:style-name="gr3" draw:text-style-name="P3" draw:layer="layout" draw:type="curve" svg:x1="8.865cm" svg:y1="3.215cm" svg:x2="8.865cm" svg:y2="5.913cm" draw:start-shape="id10" draw:start-glue-point="2" draw:end-shape="id11" draw:end-glue-point="0" svg:d="m8865 3215v2698">
          <text:p/>
        </draw:connector>
        <draw:connector draw:style-name="gr3" draw:text-style-name="P3" draw:layer="layout" draw:type="curve" svg:x1="8.865cm" svg:y1="3.215cm" svg:x2="7.547cm" svg:y2="3.693cm" draw:start-shape="id10" draw:start-glue-point="2" draw:end-shape="id7" draw:end-glue-point="0" svg:d="m8865 3215c0 358-1318 120-1318 478">
          <text:p/>
        </draw:connector>
        <draw:connector draw:style-name="gr3" draw:text-style-name="P3" draw:layer="layout" draw:type="curve" draw:line-skew="-1.35cm -1.851cm 0.239cm" svg:x1="8.865cm" svg:y1="3.215cm" svg:x2="10.449cm" svg:y2="3.693cm" draw:start-shape="id10" draw:start-glue-point="2" draw:end-shape="id12" draw:end-glue-point="0" svg:d="m8865 3215c0 241 1275 161 1275 188s309-103 309 290">
          <text:p/>
        </draw:connector>
        <draw:connector draw:style-name="gr3" draw:text-style-name="P3" draw:layer="layout" draw:type="curve" svg:x1="6.112cm" svg:y1="5.913cm" svg:x2="6.265cm" svg:y2="2.067cm" draw:start-shape="id13" draw:start-glue-point="0" draw:end-shape="id4" draw:end-glue-point="2" svg:d="m6112 5913c0-2884 153-962 153-3846">
          <text:p/>
        </draw:connector>
        <draw:connector draw:style-name="gr3" draw:text-style-name="P3" draw:layer="layout" draw:type="curve" draw:line-skew="-1.439cm -2.337cm 0.155cm" svg:x1="6.265cm" svg:y1="2.067cm" svg:x2="8.865cm" svg:y2="2.683cm" draw:start-shape="id4" draw:start-glue-point="2" draw:end-shape="id10" draw:end-glue-point="0" svg:d="m6265 2067c0 315 1805 210 1805 240s795-143 795 376">
          <text:p/>
        </draw:connector>
        <draw:connector draw:style-name="gr3" draw:text-style-name="P3" draw:layer="layout" draw:type="curve" svg:x1="10.449cm" svg:y1="4.225cm" svg:x2="10.449cm" svg:y2="4.891cm" draw:start-shape="id12" draw:start-glue-point="2" draw:end-shape="id14" draw:end-glue-point="0" svg:d="m10449 4225v666">
          <text:p/>
        </draw:connector>
        <draw:connector draw:style-name="gr3" draw:text-style-name="P3" draw:layer="layout" draw:type="curve" svg:x1="10.449cm" svg:y1="5.423cm" svg:x2="10.449cm" svg:y2="5.913cm" draw:start-shape="id14" draw:start-glue-point="2" draw:end-shape="id15" draw:end-glue-point="0" svg:d="m10449 5423v490">
          <text:p/>
        </draw:connector>
        <draw:connector draw:style-name="gr3" draw:text-style-name="P3" draw:layer="layout" draw:type="curve" svg:x1="1.504cm" svg:y1="5.423cm" svg:x2="1.504cm" svg:y2="5.913cm" draw:start-shape="id2" draw:start-glue-point="2" draw:end-shape="id16" draw:end-glue-point="0" svg:d="m1504 5423v49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06-09-30T23:40:27</meta:creation-date>
    <dc:date>2012-01-26T21:31:03</dc:date>
    <dc:language>en-US</dc:language>
    <meta:editing-cycles>10</meta:editing-cycles>
    <meta:editing-duration>PT2H26M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